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8" style:family="paragraph"/>
    <style:style style:name="T5" style:parent-style-name="DefaultParagraphFont" style:family="text">
      <style:text-properties fo:font-weight="bold" style:font-weight-asian="bold" style:font-weight-complex="bold"/>
    </style:style>
    <style:style style:name="P6" style:parent-style-name="Normal" style:list-style-name="LFO8" style:family="paragraph"/>
    <style:style style:name="T7" style:parent-style-name="DefaultParagraphFont" style:family="text">
      <style:text-properties fo:font-weight="bold" style:font-weight-asian="bold" style:font-weight-complex="bold"/>
    </style:style>
    <style:style style:name="P8" style:parent-style-name="Normal" style:list-style-name="LFO8" style:family="paragraph"/>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9" style:family="paragraph"/>
    <style:style style:name="T12" style:parent-style-name="DefaultParagraphFont" style:family="text">
      <style:text-properties fo:font-weight="bold" style:font-weight-asian="bold" style:font-weight-complex="bold"/>
    </style:style>
    <style:style style:name="P13" style:parent-style-name="Normal" style:list-style-name="LFO9" style:family="paragraph"/>
    <style:style style:name="T14" style:parent-style-name="DefaultParagraphFont" style:family="text">
      <style:text-properties fo:font-weight="bold" style:font-weight-asian="bold" style:font-weight-complex="bold"/>
    </style:style>
    <style:style style:name="P15" style:parent-style-name="Normal" style:list-style-name="LFO9" style:family="paragraph"/>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ListParagraph" style:list-style-name="LFO15" style:family="paragraph"/>
    <style:style style:name="P22" style:parent-style-name="ListParagraph" style:list-style-name="LFO15" style:family="paragraph"/>
    <style:style style:name="P23" style:parent-style-name="Normal" style:family="paragraph">
      <style:text-properties fo:font-weight="bold" style:font-weight-asian="bold" style:font-weight-complex="bold"/>
    </style:style>
    <style:style style:name="P24" style:parent-style-name="ListParagraph" style:list-style-name="LFO16" style:family="paragraph"/>
    <style:style style:name="P25" style:parent-style-name="ListParagraph" style:list-style-name="LFO16" style:family="paragraph"/>
    <style:style style:name="P26" style:parent-style-name="Normal" style:family="paragraph">
      <style:text-properties fo:font-weight="bold" style:font-weight-asian="bold" style:font-weight-complex="bold"/>
    </style:style>
    <style:style style:name="P27" style:parent-style-name="Normal" style:list-style-name="LFO12" style:family="paragraph"/>
    <style:style style:name="P28" style:parent-style-name="Normal" style:list-style-name="LFO12" style:family="paragraph"/>
    <style:style style:name="P29" style:parent-style-name="Normal" style:family="paragraph">
      <style:text-properties fo:font-weight="bold" style:font-weight-asian="bold" style:font-weight-complex="bold"/>
    </style:style>
    <style:style style:name="P30" style:parent-style-name="ListParagraph" style:list-style-name="LFO17" style:family="paragraph"/>
    <style:style style:name="P31" style:parent-style-name="ListParagraph" style:list-style-name="LFO17" style:family="paragraph"/>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list-style-name="LFO14" style:family="paragraph"/>
    <style:style style:name="P35" style:parent-style-name="Normal" style:list-style-name="LFO14" style:family="paragraph"/>
  </office:automatic-styles>
  <office:body>
    <office:text text:use-soft-page-breaks="true">
      <text:p text:style-name="P1">Posture-Guided Image Synthesis Project</text:p>
      <text:p text:style-name="P2">Overview</text:p>
      <text:p text:style-name="Normal">This project is a practical assignment in Image Processing aimed at implementing posture-guided image synthesis using PyTorch. It is based on the "Everybody Dance Now" approach outlined in the paper by Chan et al., presented at ICCV 2019. The core objective is to leverage generative adversarial networks (GANs) to transfer motion from a source video to a target person, resulting in a synthesized video of the target person replicating the source's movements.</text:p>
      <text:p text:style-name="P3">Project Stages</text:p>
      <text:list text:style-name="LFO8" text:continue-numbering="true">
        <text:list-item>
          <text:p text:style-name="P4"><text:span text:style-name="T5">Baseline Nearest-Neighbor Search</text:span>: A fundamental method for finding the closest matching data within the dataset.</text:p>
        </text:list-item>
        <text:list-item>
          <text:p text:style-name="P6"><text:span text:style-name="T7">Direct Neural Network</text:span>: A simple network for generating images of a person based on an input skeleton.</text:p>
        </text:list-item>
        <text:list-item>
          <text:p text:style-name="P8"><text:span text:style-name="T9">GAN-Based Model</text:span>: An advanced model that improves image generation using a GAN-like discriminator for higher quality results.</text:p>
        </text:list-item>
      </text:list>
      <text:p text:style-name="P10">Project Workflow</text:p>
      <text:list text:style-name="LFO9" text:continue-numbering="true">
        <text:list-item>
          <text:p text:style-name="P11"><text:span text:style-name="T12">Input:<text:s/></text:span>A video of the target person performing different movements.</text:p>
        </text:list-item>
        <text:list-item>
          <text:p text:style-name="P13"><text:span text:style-name="T14">Process:<text:s/></text:span>Skeleton extraction from the source video, followed by generation of the target video showing the same movements.</text:p>
        </text:list-item>
        <text:list-item>
          <text:p text:style-name="P15"><text:span text:style-name="T16">Output:<text:s/></text:span>A frame-by-frame video of the target person mimicking the poses in the source video.</text:p>
        </text:list-item>
      </text:list>
      <text:p text:style-name="Normal"><text:span text:style-name="T17">Note</text:span><text:span text:style-name="T18">:<text:s/></text:span>Skeleton extraction is done using a pre-trained network from Mediapipe, with provided code to handle this step.</text:p>
      <text:p text:style-name="Normal"/>
      <text:p text:style-name="P19">Script Descriptions</text:p>
      <text:p text:style-name="P20">1. NNBaseline.py</text:p>
      <text:p text:style-name="Normal">Implements a nearest-neighbor approach to identify the most similar skeletons from the dataset and generate matching images. This script serves as a benchmark to compare against more advanced techniques.</text:p>
      <text:p text:style-name="Normal"/>
      <text:soft-page-break/>
      <text:list text:style-name="LFO15" text:continue-numbering="true">
        <text:list-item>
          <text:p text:style-name="P21">Retrieves images based on the closest skeleton match.</text:p>
        </text:list-item>
        <text:list-item>
          <text:p text:style-name="P22">Demonstrates basic skeleton-to-image mapping without a neural network.</text:p>
        </text:list-item>
      </text:list>
      <text:p text:style-name="P23">2. GenVanillaNN.py</text:p>
      <text:p text:style-name="Normal">Implements a basic neural network to generate images from skeletons. This network takes an array of joint coordinates as input and outputs an image showing the target person in the given posture.</text:p>
      <text:list text:style-name="LFO16" text:continue-numbering="true">
        <text:list-item>
          <text:p text:style-name="P24">Trains a feed-forward network to learn skeleton-to-image transformations.</text:p>
        </text:list-item>
        <text:list-item>
          <text:p text:style-name="P25">Provides a straightforward architecture for basic image generation from skeletons.</text:p>
        </text:list-item>
      </text:list>
      <text:p text:style-name="P26">3. GenGAN.py</text:p>
      <text:p text:style-name="Normal">Implements a GAN-based approach to enhance image quality. The script includes a generator that creates images from skeletons and a discriminator that evaluates their realism in an adversarial training setup.</text:p>
      <text:list text:style-name="LFO12" text:continue-numbering="true">
        <text:list-item>
          <text:p text:style-name="P27">Contains both generator and discriminator models.</text:p>
        </text:list-item>
        <text:list-item>
          <text:p text:style-name="P28">Uses adversarial training to improve image generation quality.</text:p>
        </text:list-item>
      </text:list>
      <text:p text:style-name="P29">4. DanceDemo.py</text:p>
      <text:p text:style-name="Normal">Demonstrates the application of motion transfer from the source video to the target person. This script integrates the baseline, direct neural network, and GAN models for a comprehensive demonstration of posture-guided synthesis.</text:p>
      <text:list text:style-name="LFO17" text:continue-numbering="true">
        <text:list-item>
          <text:p text:style-name="P30">Combines various models for a complete demonstration.</text:p>
        </text:list-item>
        <text:list-item>
          <text:p text:style-name="P31">Visualizes the results of posture transfer between source and target.</text:p>
        </text:list-item>
      </text:list>
      <text:p text:style-name="P32"/>
      <text:p text:style-name="P33">Project Requirements</text:p>
      <text:list text:style-name="LFO14" text:continue-numbering="true">
        <text:list-item>
          <text:p text:style-name="P34">Python 3.x</text:p>
        </text:list-item>
        <text:list-item>
          <text:p text:style-name="P35">Libraries: numpy, torch, opencv-python, mediapipe, and others specified in requirements.tx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fiane ichchou</meta:initial-creator>
    <dc:creator>soufiane ichchou</dc:creator>
    <meta:creation-date>2024-11-17T17:06:00Z</meta:creation-date>
    <dc:date>2024-11-17T17:17:00Z</dc:date>
    <meta:template xlink:href="Normal" xlink:type="simple"/>
    <meta:editing-cycles>1</meta:editing-cycles>
    <meta:editing-duration>PT660S</meta:editing-duration>
    <meta:document-statistic meta:page-count="2" meta:paragraph-count="5" meta:word-count="425" meta:character-count="2849" meta:row-count="20" meta:non-whitespace-character-count="2429"/>
  </office:meta>
</office:document-meta>
</file>